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color="#1C1C1C" fo:font-size="14pt" style:font-size-asian="14pt" style:font-size-complex="14pt"/>
    </style:style>
    <style:style style:name="P2" style:parent-style-name="Standard" style:family="paragraph">
      <style:text-properties style:font-name="Arial" fo:color="#1C1C1C" fo:font-size="10pt" style:font-size-asian="10pt" style:font-size-complex="10pt"/>
    </style:style>
    <style:style style:name="P3" style:parent-style-name="Standard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P4" style:parent-style-name="Standard" style:family="paragraph">
      <style:paragraph-properties fo:line-height="140%">
        <style:tab-stops>
          <style:tab-stop style:type="left" style:position="9.6354in"/>
        </style:tab-stops>
      </style:paragraph-properties>
    </style:style>
    <style:style style:name="T5" style:parent-style-name="Fuentedepárrafopredeter." style:family="text">
      <style:text-properties style:font-name="Arial" fo:color="#1C1C1C" fo:font-size="10pt" style:font-size-asian="10pt" style:font-size-complex="10pt"/>
    </style:style>
    <style:style style:name="T6" style:parent-style-name="Fuentedepárrafopredeter." style:family="text"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line-height="140%">
        <style:tab-stops>
          <style:tab-stop style:type="left" style:position="9.6354in"/>
        </style:tab-stops>
      </style:paragraph-properties>
    </style:style>
    <style:style style:name="T9" style:parent-style-name="Fuentedepárrafopredeter." style:family="text">
      <style:text-properties style:font-name="Arial" fo:color="#1C1C1C" fo:font-size="10pt" style:font-size-asian="10pt" style:font-size-complex="10pt"/>
    </style:style>
    <style:style style:name="T10" style:parent-style-name="Fuentedepárrafopredeter." style:family="text">
      <style:text-properties style:font-name="Arial" fo:color="#1C1C1C" fo:font-size="10pt" style:font-size-asian="10pt" style:font-size-complex="10pt"/>
    </style:style>
    <style:style style:name="T11" style:parent-style-name="Fuentedepárrafopredeter." style:family="text"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line-height="140%">
        <style:tab-stops>
          <style:tab-stop style:type="left" style:position="9.6354in"/>
        </style:tab-stops>
      </style:paragraph-properties>
    </style:style>
    <style:style style:name="T14" style:parent-style-name="Fuentedepárrafopredeter." style:family="text">
      <style:text-properties style:font-name="Arial" fo:color="#1C1C1C" fo:font-size="10pt" style:font-size-asian="10pt" style:font-size-complex="10pt"/>
    </style:style>
    <style:style style:name="T15" style:parent-style-name="Fuentedepárrafopredeter." style:family="text"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T16" style:parent-style-name="Fuentedepárrafopredeter." style:family="text"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line-height="115%">
        <style:tab-stops>
          <style:tab-stop style:type="left" style:position="9.6354in"/>
        </style:tab-stops>
      </style:paragraph-properties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line-height="115%">
        <style:tab-stops>
          <style:tab-stop style:type="left" style:position="9.8437in"/>
        </style:tab-stops>
      </style:paragraph-properties>
      <style:text-properties style:font-name="Arial" fo:color="#1C1C1C" fo:font-size="10pt" style:font-size-asian="10pt" style:font-size-complex="10pt"/>
    </style:style>
    <style:style style:name="P19" style:parent-style-name="Standard" style:family="paragraph">
      <style:paragraph-properties fo:line-height="140%" fo:margin-right="-0.0104in">
        <style:tab-stops>
          <style:tab-stop style:type="left" style:position="9.6458in"/>
        </style:tab-stops>
      </style:paragraph-properties>
    </style:style>
    <style:style style:name="T20" style:parent-style-name="Fuentedepárrafopredeter." style:family="text">
      <style:text-properties style:font-name="Arial" fo:color="#1C1C1C" fo:font-size="10pt" style:font-size-asian="10pt" style:font-size-complex="10pt"/>
    </style:style>
    <style:style style:name="T21" style:parent-style-name="Fuentedepárrafopredeter." style:family="text"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line-height="140%" fo:margin-right="-0.0104in">
        <style:tab-stops>
          <style:tab-stop style:type="left" style:position="9.6458in"/>
        </style:tab-stops>
      </style:paragraph-properties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P24" style:parent-style-name="Standard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TableColumn26" style:family="table-column">
      <style:table-column-properties style:column-width="1.6979in" style:use-optimal-column-width="false"/>
    </style:style>
    <style:style style:name="TableColumn27" style:family="table-column">
      <style:table-column-properties style:column-width="1.7256in" style:use-optimal-column-width="false"/>
    </style:style>
    <style:style style:name="Table25" style:family="table">
      <style:table-properties style:width="3.4236in" fo:margin-left="3.3993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 fo:line-height="115%"/>
      <style:text-properties style:font-name="Arial" fo:color="#1C1C1C" fo:font-size="10pt" style:font-size-asian="10pt" style:font-size-complex="10pt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 fo:line-height="115%"/>
      <style:text-properties style:font-name="Arial" fo:color="#1C1C1C" fo:font-size="10pt" style:font-size-asian="10pt" style:font-size-complex="10pt"/>
    </style:style>
    <style:style style:name="P33" style:parent-style-name="Normal" style:family="paragraph">
      <style:text-properties text:display="none"/>
    </style:style>
    <style:style style:name="TableColumn35" style:family="table-column">
      <style:table-column-properties style:column-width="0.3354in" style:use-optimal-column-width="false"/>
    </style:style>
    <style:style style:name="TableColumn36" style:family="table-column">
      <style:table-column-properties style:column-width="3.0597in" style:use-optimal-column-width="false"/>
    </style:style>
    <style:style style:name="TableColumn37" style:family="table-column">
      <style:table-column-properties style:column-width="0.5in" style:use-optimal-column-width="false"/>
    </style:style>
    <style:style style:name="TableColumn38" style:family="table-column">
      <style:table-column-properties style:column-width="0.4687in" style:use-optimal-column-width="false"/>
    </style:style>
    <style:style style:name="TableColumn39" style:family="table-column">
      <style:table-column-properties style:column-width="0.7291in" style:use-optimal-column-width="false"/>
    </style:style>
    <style:style style:name="TableColumn40" style:family="table-column">
      <style:table-column-properties style:column-width="0.5in" style:use-optimal-column-width="false"/>
    </style:style>
    <style:style style:name="TableColumn41" style:family="table-column">
      <style:table-column-properties style:column-width="0.4895in" style:use-optimal-column-width="false"/>
    </style:style>
    <style:style style:name="TableColumn42" style:family="table-column">
      <style:table-column-properties style:column-width="0.7437in" style:use-optimal-column-width="false"/>
    </style:style>
    <style:style style:name="TableColumn43" style:family="table-column">
      <style:table-column-properties style:column-width="0.8083in" style:use-optimal-column-width="false"/>
    </style:style>
    <style:style style:name="TableColumn44" style:family="table-column">
      <style:table-column-properties style:column-width="2.1881in" style:use-optimal-column-width="false"/>
    </style:style>
    <style:style style:name="Table34" style:family="table">
      <style:table-properties style:width="9.8229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P56" style:parent-style-name="TableContents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P63" style:parent-style-name="TableContents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TableCell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TableCell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P194" style:parent-style-name="Standard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P195" style:parent-style-name="Standard" style:family="paragraph">
      <style:paragraph-properties fo:line-height="115%">
        <style:tab-stops>
          <style:tab-stop style:type="left" style:position="9.6458in"/>
        </style:tab-stops>
      </style:paragraph-properties>
    </style:style>
    <style:style style:name="T196" style:parent-style-name="Fuentedepárrafopredeter." style:family="text">
      <style:text-properties style:font-name="Arial" fo:color="#1C1C1C" fo:font-size="10pt" style:font-size-asian="10pt" style:font-size-complex="10pt"/>
    </style:style>
    <style:style style:name="T197" style:parent-style-name="Fuentedepárrafopredeter." style:family="text">
      <style:text-properties style:font-name="Arial" fo:color="#1C1C1C" fo:font-size="10pt" style:font-size-asian="10pt" style:font-size-complex="10pt"/>
    </style:style>
    <style:style style:name="T198" style:parent-style-name="Fuentedepárrafopredeter." style:family="text"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P199" style:parent-style-name="Standard" style:family="paragraph">
      <style:paragraph-properties fo:line-height="115%">
        <style:tab-stops>
          <style:tab-stop style:type="left" style:position="9.7916in"/>
        </style:tab-stops>
      </style:paragraph-properties>
      <style:text-properties style:font-name="Arial" fo:color="#1C1C1C" fo:font-size="10pt" style:font-size-asian="10pt" style:font-size-complex="10pt"/>
    </style:style>
    <style:style style:name="P200" style:parent-style-name="Standard" style:family="paragraph">
      <style:paragraph-properties fo:line-height="140%" fo:margin-right="-0.2604in">
        <style:tab-stops>
          <style:tab-stop style:type="left" style:position="9.6458in"/>
        </style:tab-stops>
      </style:paragraph-properties>
    </style:style>
    <style:style style:name="T201" style:parent-style-name="Fuentedepárrafopredeter." style:family="text">
      <style:text-properties style:font-name="Arial" fo:color="#1C1C1C" fo:font-size="10pt" style:font-size-asian="10pt" style:font-size-complex="10pt"/>
    </style:style>
    <style:style style:name="T202" style:parent-style-name="Fuentedepárrafopredeter." style:family="text"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T203" style:parent-style-name="Fuentedepárrafopredeter." style:family="text"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P204" style:parent-style-name="Standard" style:family="paragraph">
      <style:paragraph-properties fo:line-height="140%" fo:margin-right="-0.2604in">
        <style:tab-stops>
          <style:tab-stop style:type="left" style:position="9.6458in"/>
        </style:tab-stops>
      </style:paragraph-properties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P205" style:parent-style-name="Standard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P206" style:parent-style-name="Standard" style:family="paragraph">
      <style:paragraph-properties fo:line-height="140%">
        <style:tab-stops>
          <style:tab-stop style:type="left" style:position="9.6458in"/>
        </style:tab-stops>
      </style:paragraph-properties>
    </style:style>
    <style:style style:name="T207" style:parent-style-name="Fuentedepárrafopredeter." style:family="text">
      <style:text-properties style:font-name="Arial" fo:color="#1C1C1C" fo:font-size="10pt" style:font-size-asian="10pt" style:font-size-complex="10pt"/>
    </style:style>
    <style:style style:name="T208" style:parent-style-name="Fuentedepárrafopredeter." style:family="text"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T209" style:parent-style-name="Fuentedepárrafopredeter." style:family="text"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P210" style:parent-style-name="Standard" style:family="paragraph">
      <style:paragraph-properties fo:line-height="140%">
        <style:tab-stops>
          <style:tab-stop style:type="left" style:position="9.6458in"/>
        </style:tab-stops>
      </style:paragraph-properties>
      <style:text-properties style:font-name="Arial" fo:color="#1C1C1C" fo:font-size="10pt" style:font-size-asian="10pt" style:font-size-complex="10pt" style:text-underline-type="single" style:text-underline-style="solid" style:text-underline-width="auto" style:text-underline-mode="continuous"/>
    </style:style>
    <style:style style:name="P211" style:parent-style-name="Standard" style:family="paragraph">
      <style:paragraph-properties fo:line-height="140%"/>
      <style:text-properties style:font-name="Arial" fo:color="#1C1C1C" fo:font-size="10pt" style:font-size-asian="10pt" style:font-size-complex="10pt"/>
    </style:style>
    <style:style style:name="P212" style:parent-style-name="Standard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P213" style:parent-style-name="Standard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P214" style:parent-style-name="Standard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P215" style:parent-style-name="Standard" style:family="paragraph">
      <style:paragraph-properties fo:line-height="115%"/>
      <style:text-properties style:font-name="Arial" fo:color="#1C1C1C" fo:font-size="10pt" style:font-size-asian="10pt" style:font-size-complex="10pt"/>
    </style:style>
    <style:style style:name="P216" style:parent-style-name="Standard" style:family="paragraph">
      <style:paragraph-properties fo:line-height="115%"/>
    </style:style>
    <style:style style:name="T217" style:parent-style-name="Fuentedepárrafopredeter." style:family="text">
      <style:text-properties style:font-name="Arial" fo:font-size="10pt" style:font-size-asian="10pt" style:font-size-complex="10pt"/>
    </style:style>
    <style:style style:name="T218" style:parent-style-name="Fuentedepárrafopredeter.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p text:style-name="P1">Reporte semanal de Avances de Proyecto</text:p>
      <text:p text:style-name="P2"/>
      <text:p text:style-name="P3">Avance número ____ correspondiente a la semana del ____ de __________________ al ____de ________________ de 201__</text:p>
      <text:p text:style-name="P4"><text:span text:style-name="T5">Nombre del Proyecto</text:span><text:span text:style-name="T6">:</text:span><text:span text:style-name="T7"><text:tab/></text:span></text:p>
      <text:p text:style-name="P8"><text:span text:style-name="T9">Líder<text:s/></text:span><text:span text:style-name="T10">del Proyecto/ Asesor en la empresa</text:span><text:span text:style-name="T11">:</text:span><text:span text:style-name="T12"><text:tab/></text:span></text:p>
      <text:p text:style-name="P13"><text:span text:style-name="T14">Integrantes del Proyecto</text:span><text:span text:style-name="T15">:</text:span><text:span text:style-name="T16"><text:tab/></text:span></text:p>
      <text:p text:style-name="P17"><text:s/><text:tab/></text:p>
      <text:p text:style-name="P18"/>
      <text:p text:style-name="P19"><text:span text:style-name="T20">Plan de acción (Actividades por hacer durante la semana)</text:span><text:span text:style-name="T21">:<text:s/></text:span><text:span text:style-name="T22"><text:tab/></text:span></text:p>
      <text:p text:style-name="P23"><text:tab/></text:p>
      <text:p text:style-name="P24"/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Planeación</text:p>
          </table:table-cell>
          <table:table-cell table:style-name="TableCell31">
            <text:p text:style-name="P32">Ejecución</text:p>
          </table:table-cell>
        </table:table-row>
      </table:table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No.</text:p>
          </table:table-cell>
          <table:table-cell table:style-name="TableCell48">
            <text:p text:style-name="P49">Actividad por realizar</text:p>
          </table:table-cell>
          <table:table-cell table:style-name="TableCell50">
            <text:p text:style-name="P51">Fecha inicio</text:p>
          </table:table-cell>
          <table:table-cell table:style-name="TableCell52">
            <text:p text:style-name="P53">Fecha final</text:p>
          </table:table-cell>
          <table:table-cell table:style-name="TableCell54">
            <text:p text:style-name="P55">Duración</text:p>
            <text:p text:style-name="P56">Tiempo</text:p>
          </table:table-cell>
          <table:table-cell table:style-name="TableCell57">
            <text:p text:style-name="P58">Fecha inicio</text:p>
          </table:table-cell>
          <table:table-cell table:style-name="TableCell59">
            <text:p text:style-name="P60">Fecha final</text:p>
          </table:table-cell>
          <table:table-cell table:style-name="TableCell61">
            <text:p text:style-name="P62">Duración</text:p>
            <text:p text:style-name="P63">Tiempo</text:p>
          </table:table-cell>
          <table:table-cell table:style-name="TableCell64">
            <text:p text:style-name="P65">Diferencia Tiempos</text:p>
          </table:table-cell>
          <table:table-cell table:style-name="TableCell66">
            <text:p text:style-name="P67">Causas / Justificación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</table:table>
      <text:p text:style-name="P194"/>
      <text:p text:style-name="P195"><text:span text:style-name="T196">Actividades críticas (cuáles de las actividades arriba mencionadas deben atenderse con mayor prioridad; escribir el número de la<text:s/></text:span><text:span text:style-name="T197">actividad)</text:span><text:span text:style-name="T198"><text:tab/></text:span></text:p>
      <text:p text:style-name="P199"/>
      <text:p text:style-name="P200"><text:span text:style-name="T201">Areas de Oportunidad: (qué se puede mejorar | propuestas de solución a problemas enfrentados | acuerdos a los que hayan llegado)</text:span><text:span text:style-name="T202"><text:s/></text:span><text:span text:style-name="T203"><text:tab/></text:span></text:p>
      <text:p text:style-name="P204"><text:s/><text:tab/></text:p>
      <text:p text:style-name="P205"/>
      <text:p text:style-name="P206"><text:span text:style-name="T207">No perder de Vista (Lo que podría hacerse la próxima semana)</text:span><text:span text:style-name="T208"><text:s/></text:span><text:span text:style-name="T209"><text:tab/></text:span></text:p>
      <text:p text:style-name="P210"><text:s/><text:tab/></text:p>
      <text:p text:style-name="P211"/>
      <text:p text:style-name="P212"><text:tab/><text:s text:c="8"/>Vo. Bo. <text:s/><text:tab/><text:tab/><text:tab/><text:tab/><text:tab/><text:tab/><text:s text:c="8"/>Vo. Bo.<text:s/><text:tab/><text:tab/></text:p>
      <text:p text:style-name="P213"/>
      <text:p text:style-name="P214">____________________________<text:tab/><text:tab/><text:tab/>____________________________</text:p>
      <text:p text:style-name="P215"><text:tab/>Lider del Proyecto /<text:tab/><text:tab/><text:tab/><text:tab/><text:s/><text:tab/>Asesor Académico<text:s/><text:tab/></text:p>
      <text:soft-page-break/>
      <text:p text:style-name="P216"><text:span text:style-name="T217"><text:s/></text:span><text:span text:style-name="T218"><text:tab/>Asesor en la empres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4722in" fo:margin-left="0.5902in" fo:margin-bottom="0.472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rsonal1 Personal2</meta:initial-creator>
    <dc:creator>Carlos Sánchez</dc:creator>
    <meta:creation-date>2011-06-10T13:46:00Z</meta:creation-date>
    <dc:date>2017-01-12T17:12:00Z</dc:date>
    <meta:template xlink:href="Normal" xlink:type="simple"/>
    <meta:editing-cycles>15</meta:editing-cycles>
    <meta:editing-duration>PT4500S</meta:editing-duration>
    <meta:document-statistic meta:page-count="2" meta:paragraph-count="2" meta:word-count="164" meta:character-count="1070" meta:row-count="7" meta:non-whitespace-character-count="908"/>
  </office:meta>
</office:document-meta>
</file>